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Bitstream Charter" svg:font-family="'Bitstream Charte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P2" style:family="paragraph" style:parent-style-name="Footer">
      <style:paragraph-properties fo:margin-left="0cm" fo:margin-right="0cm" fo:text-indent="0cm" style:auto-text-indent="false"/>
    </style:style>
    <style:style style:name="P3" style:family="paragraph" style:parent-style-name="Title">
      <loext:graphic-properties draw:fill="none"/>
      <style:paragraph-properties fo:margin-left="0cm" fo:margin-right="0cm" fo:margin-top="0.423cm" fo:margin-bottom="0.212cm" loext:contextual-spacing="false" fo:line-height="150%" fo:text-align="center" style:justify-single-word="false" fo:orphans="2" fo:widows="2" fo:text-indent="0cm" style:auto-text-indent="false" fo:background-color="transparent" style:writing-mode="lr-tb">
        <style:tab-stops/>
      </style:paragraph-properties>
      <style:text-properties fo:font-size="28pt" fo:font-weight="bold" officeooo:rsid="05914642" officeooo:paragraph-rsid="0594e508" style:font-size-asian="28pt" style:font-weight-asian="bold" style:font-size-complex="28pt" style:font-weight-complex="bold"/>
    </style:style>
    <style:style style:name="P4" style:family="paragraph" style:parent-style-name="Title">
      <style:paragraph-properties fo:margin-left="0cm" fo:margin-right="0cm" fo:text-align="center" style:justify-single-word="false" fo:text-indent="0cm" style:auto-text-indent="false"/>
      <style:text-properties fo:language="en" fo:country="IE"/>
    </style:style>
    <style:style style:name="P5" style:family="paragraph" style:parent-style-name="Standard">
      <style:paragraph-properties fo:margin-left="0cm" fo:margin-right="0cm" fo:text-indent="0cm" style:auto-text-indent="false"/>
      <style:text-properties officeooo:rsid="0668f0e0" officeooo:paragraph-rsid="0668f0e0"/>
    </style:style>
    <style:style style:name="P6" style:family="paragraph" style:parent-style-name="Standard">
      <style:paragraph-properties fo:margin-left="0cm" fo:margin-right="0cm" fo:text-indent="0cm" style:auto-text-indent="false" fo:break-before="page"/>
      <style:text-properties officeooo:rsid="0663cd29" officeooo:paragraph-rsid="0663cd29"/>
    </style:style>
    <style:style style:name="P7" style:family="paragraph" style:parent-style-name="Heading_20_1">
      <style:paragraph-properties fo:margin-left="0cm" fo:margin-right="0cm" fo:text-indent="0cm" style:auto-text-indent="false" fo:break-before="page"/>
      <style:text-properties officeooo:rsid="06580dcf" officeooo:paragraph-rsid="06580dcf"/>
    </style:style>
    <style:style style:name="P8" style:family="paragraph" style:parent-style-name="Heading_20_1">
      <style:paragraph-properties fo:margin-left="0cm" fo:margin-right="0cm" fo:text-indent="0cm" style:auto-text-indent="false" fo:break-before="page"/>
      <style:text-properties officeooo:rsid="065def30" officeooo:paragraph-rsid="065def30"/>
    </style:style>
    <style:style style:name="P9" style:family="paragraph" style:parent-style-name="Heading_20_1">
      <style:paragraph-properties fo:margin-left="0cm" fo:margin-right="0cm" fo:text-indent="0cm" style:auto-text-indent="false" fo:break-before="page"/>
      <style:text-properties officeooo:rsid="0653e0b0" officeooo:paragraph-rsid="0653e0b0"/>
    </style:style>
    <style:style style:name="P10" style:family="paragraph" style:parent-style-name="Heading_20_1">
      <style:paragraph-properties fo:margin-left="0cm" fo:margin-right="0cm" fo:text-indent="0cm" style:auto-text-indent="false" fo:break-before="page"/>
      <style:text-properties officeooo:rsid="065b2611" officeooo:paragraph-rsid="065b2611"/>
    </style:style>
    <style:style style:name="P11" style:family="paragraph" style:parent-style-name="Heading_20_1">
      <style:paragraph-properties fo:margin-left="0cm" fo:margin-right="0cm" fo:text-indent="0cm" style:auto-text-indent="false" fo:break-before="page"/>
      <style:text-properties officeooo:rsid="0663cd29" officeooo:paragraph-rsid="0663cd29"/>
    </style:style>
    <style:style style:name="P12" style:family="paragraph" style:parent-style-name="Heading_20_1">
      <style:paragraph-properties fo:margin-left="0cm" fo:margin-right="0cm" fo:text-indent="0cm" style:auto-text-indent="false" fo:break-before="page"/>
      <style:text-properties officeooo:paragraph-rsid="06682165"/>
    </style:style>
    <style:style style:name="P13" style:family="paragraph" style:parent-style-name="Heading_20_2">
      <style:paragraph-properties fo:margin-left="0cm" fo:margin-right="0cm" fo:text-indent="0cm" style:auto-text-indent="false"/>
      <style:text-properties officeooo:rsid="0663cd29" officeooo:paragraph-rsid="0663cd29"/>
    </style:style>
    <style:style style:name="P14" style:family="paragraph" style:parent-style-name="Heading_20_1">
      <style:paragraph-properties fo:margin-left="0cm" fo:margin-right="0cm" fo:text-indent="0cm" style:auto-text-indent="false"/>
      <style:text-properties officeooo:rsid="064690f6"/>
    </style:style>
    <style:style style:name="P15" style:family="paragraph" style:parent-style-name="Heading_20_1">
      <style:paragraph-properties fo:margin-left="0cm" fo:margin-right="0cm" fo:text-indent="0cm" style:auto-text-indent="false"/>
      <style:text-properties officeooo:rsid="0653e0b0" officeooo:paragraph-rsid="0653e0b0"/>
    </style:style>
    <style:style style:name="P16" style:family="paragraph" style:parent-style-name="Heading_20_1">
      <style:paragraph-properties fo:margin-left="0cm" fo:margin-right="0cm" fo:text-indent="0cm" style:auto-text-indent="false"/>
      <style:text-properties officeooo:paragraph-rsid="06682165"/>
    </style:style>
    <style:style style:name="P17" style:family="paragraph" style:parent-style-name="Title">
      <loext:graphic-properties draw:fill="none"/>
      <style:paragraph-properties fo:margin-left="0.499cm" fo:margin-right="0cm" fo:margin-top="0.423cm" fo:margin-bottom="0.212cm" loext:contextual-spacing="false" fo:line-height="150%" fo:text-align="center" style:justify-single-word="false" fo:orphans="2" fo:widows="2" fo:text-indent="0cm" style:auto-text-indent="false" fo:background-color="transparent" style:writing-mode="lr-tb">
        <style:tab-stops/>
      </style:paragraph-properties>
      <style:text-properties style:font-name="Bitstream Charter" fo:font-size="32pt" fo:font-weight="bold" officeooo:rsid="0594e508" officeooo:paragraph-rsid="0594e508" style:font-size-asian="32pt" style:font-weight-asian="bold" style:font-size-complex="32pt" style:font-weight-complex="bold"/>
    </style:style>
    <style:style style:name="P18" style:family="paragraph" style:parent-style-name="Standard">
      <style:text-properties officeooo:rsid="0653e0b0" officeooo:paragraph-rsid="0653e0b0"/>
    </style:style>
    <style:style style:name="P19" style:family="paragraph" style:parent-style-name="Standard">
      <style:text-properties officeooo:rsid="0659e287" officeooo:paragraph-rsid="0659e287"/>
    </style:style>
    <style:style style:name="P20" style:family="paragraph" style:parent-style-name="Standard">
      <style:text-properties officeooo:rsid="065b2611" officeooo:paragraph-rsid="065b2611"/>
    </style:style>
    <style:style style:name="P21" style:family="paragraph" style:parent-style-name="Standard">
      <style:text-properties officeooo:rsid="065def30" officeooo:paragraph-rsid="065def30"/>
    </style:style>
    <style:style style:name="P22" style:family="paragraph" style:parent-style-name="Standard">
      <style:text-properties officeooo:rsid="0663cd29" officeooo:paragraph-rsid="0663cd29"/>
    </style:style>
    <style:style style:name="P23" style:family="paragraph" style:parent-style-name="Standard">
      <style:text-properties officeooo:rsid="0665717d" officeooo:paragraph-rsid="0665717d"/>
    </style:style>
    <style:style style:name="P24" style:family="paragraph" style:parent-style-name="Standard">
      <style:text-properties officeooo:rsid="0667ea5e" officeooo:paragraph-rsid="0667ea5e"/>
    </style:style>
    <style:style style:name="P25" style:family="paragraph" style:parent-style-name="Standard">
      <style:text-properties officeooo:rsid="06690a45" officeooo:paragraph-rsid="06690a45"/>
    </style:style>
    <style:style style:name="P26" style:family="paragraph" style:parent-style-name="Heading_20_2">
      <style:text-properties officeooo:rsid="0653e0b0" officeooo:paragraph-rsid="0653e0b0"/>
    </style:style>
    <style:style style:name="P27" style:family="paragraph" style:parent-style-name="Heading_20_2">
      <style:text-properties officeooo:rsid="065809f6" officeooo:paragraph-rsid="065809f6"/>
    </style:style>
    <style:style style:name="P28" style:family="paragraph" style:parent-style-name="Heading_20_2">
      <style:text-properties officeooo:rsid="0659e287" officeooo:paragraph-rsid="0659e287"/>
    </style:style>
    <style:style style:name="P29" style:family="paragraph" style:parent-style-name="Heading_20_2">
      <style:text-properties officeooo:rsid="065b2611" officeooo:paragraph-rsid="065b2611"/>
    </style:style>
    <style:style style:name="P30" style:family="paragraph" style:parent-style-name="Heading_20_2">
      <style:text-properties officeooo:rsid="065def30" officeooo:paragraph-rsid="065def30"/>
    </style:style>
    <style:style style:name="P31" style:family="paragraph" style:parent-style-name="Heading_20_2">
      <style:text-properties officeooo:rsid="06601623" officeooo:paragraph-rsid="06601623"/>
    </style:style>
    <style:style style:name="P32" style:family="paragraph" style:parent-style-name="Heading_20_2">
      <style:text-properties officeooo:rsid="0661ca20" officeooo:paragraph-rsid="0661ca20"/>
    </style:style>
    <style:style style:name="P33" style:family="paragraph" style:parent-style-name="Heading_20_2">
      <style:text-properties officeooo:rsid="0663cd29" officeooo:paragraph-rsid="0663cd29"/>
    </style:style>
    <style:style style:name="P34" style:family="paragraph" style:parent-style-name="Heading_20_2">
      <style:text-properties officeooo:rsid="0665717d" officeooo:paragraph-rsid="0665717d"/>
    </style:style>
    <style:style style:name="P35" style:family="paragraph" style:parent-style-name="Heading_20_2">
      <style:text-properties officeooo:rsid="06659bfd" officeooo:paragraph-rsid="06659bfd"/>
    </style:style>
    <style:style style:name="P36" style:family="paragraph" style:parent-style-name="Heading_20_2">
      <style:text-properties officeooo:rsid="0667ea5e" officeooo:paragraph-rsid="0667ea5e"/>
    </style:style>
    <style:style style:name="P37" style:family="paragraph" style:parent-style-name="Heading_20_2">
      <style:text-properties officeooo:rsid="06690a45" officeooo:paragraph-rsid="06690a45"/>
    </style:style>
    <style:style style:name="P38" style:family="paragraph" style:parent-style-name="Heading_20_2">
      <style:paragraph-properties fo:margin-top="0.15cm" fo:margin-bottom="0.499cm" loext:contextual-spacing="false"/>
    </style:style>
    <style:style style:name="P39" style:family="paragraph" style:parent-style-name="Standard">
      <style:text-properties officeooo:rsid="066f7732" officeooo:paragraph-rsid="066f7732"/>
    </style:style>
    <style:style style:name="P40" style:family="paragraph" style:parent-style-name="Standard">
      <style:text-properties officeooo:rsid="0670aa53" officeooo:paragraph-rsid="0670aa53"/>
    </style:style>
    <style:style style:name="P41" style:family="paragraph" style:parent-style-name="Standard">
      <style:text-properties officeooo:rsid="0663107f" officeooo:paragraph-rsid="0663107f"/>
    </style:style>
    <style:style style:name="P42" style:family="paragraph" style:parent-style-name="Standard">
      <style:text-properties officeooo:rsid="0659e287" officeooo:paragraph-rsid="0659e287"/>
    </style:style>
    <style:style style:name="P43" style:family="paragraph" style:parent-style-name="Standard">
      <style:text-properties officeooo:rsid="0673d22b" officeooo:paragraph-rsid="0673d22b"/>
    </style:style>
    <style:style style:name="P44" style:family="paragraph" style:parent-style-name="Standard">
      <style:paragraph-properties fo:break-before="page"/>
      <style:text-properties officeooo:rsid="0659e287" officeooo:paragraph-rsid="0659e287"/>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1">
      <style:paragraph-properties fo:margin-top="0cm" fo:margin-bottom="0cm" loext:contextual-spacing="false"/>
    </style:style>
    <style:style style:name="P48" style:family="paragraph" style:parent-style-name="Text_20_body" style:list-style-name="L2">
      <style:paragraph-properties fo:margin-top="0cm" fo:margin-bottom="0cm" loext:contextual-spacing="false"/>
    </style:style>
    <style:style style:name="P49" style:family="paragraph" style:parent-style-name="Heading_20_2">
      <style:paragraph-properties fo:break-before="page"/>
    </style:style>
    <style:style style:name="P50" style:family="paragraph" style:parent-style-name="Heading_20_2">
      <style:text-properties officeooo:rsid="0653e0b0" officeooo:paragraph-rsid="0653e0b0"/>
    </style:style>
    <style:style style:name="P51" style:family="paragraph" style:parent-style-name="Heading_20_2">
      <style:text-properties officeooo:rsid="0659e287" officeooo:paragraph-rsid="0659e287"/>
    </style:style>
    <style:style style:name="P52" style:family="paragraph" style:parent-style-name="Heading_20_2">
      <style:paragraph-properties fo:margin-left="0cm" fo:margin-right="0cm" fo:text-indent="0cm" style:auto-text-indent="false"/>
      <style:text-properties officeooo:rsid="0663107f" officeooo:paragraph-rsid="0673d22b"/>
    </style:style>
    <style:style style:name="P53" style:family="paragraph" style:parent-style-name="Heading_20_1">
      <style:paragraph-properties fo:margin-left="0cm" fo:margin-right="0cm" fo:text-indent="0cm" style:auto-text-indent="false" fo:break-before="page"/>
      <style:text-properties officeooo:rsid="065809f6" officeooo:paragraph-rsid="065809f6"/>
    </style:style>
    <style:style style:name="P54" style:family="paragraph" style:parent-style-name="Heading_20_1">
      <style:text-properties officeooo:rsid="0670aa53" officeooo:paragraph-rsid="0670aa53"/>
    </style:style>
    <style:style style:name="P55" style:family="paragraph" style:parent-style-name="Heading_20_1">
      <style:paragraph-properties fo:break-before="page"/>
      <style:text-properties officeooo:paragraph-rsid="06682165"/>
    </style:style>
    <style:style style:name="P56" style:family="paragraph" style:parent-style-name="Heading_20_1">
      <style:paragraph-properties fo:break-before="page"/>
      <style:text-properties officeooo:rsid="0673d22b" officeooo:paragraph-rsid="0673d22b"/>
    </style:style>
    <style:style style:name="P57" style:family="paragraph" style:parent-style-name="Heading_20_1">
      <style:paragraph-properties fo:break-before="page"/>
      <style:text-properties officeooo:rsid="067404bd" officeooo:paragraph-rsid="067404bd"/>
    </style:style>
    <style:style style:name="P58" style:family="paragraph" style:parent-style-name="Title">
      <loext:graphic-properties draw:fill="none"/>
      <style:paragraph-properties fo:margin-left="0.499cm" fo:margin-right="0cm" fo:margin-top="0.423cm" fo:margin-bottom="0.212cm" loext:contextual-spacing="false" fo:line-height="150%" fo:text-align="center" style:justify-single-word="false" fo:orphans="2" fo:widows="2" fo:text-indent="0cm" style:auto-text-indent="false" fo:background-color="transparent" style:writing-mode="lr-tb">
        <style:tab-stops/>
      </style:paragraph-properties>
      <style:text-properties fo:color="#ff7519" style:font-name="Bitstream Charter" fo:font-size="40pt" fo:font-weight="bold" officeooo:rsid="0594e508" officeooo:paragraph-rsid="0594e508" style:font-size-asian="40pt" style:font-weight-asian="bold" style:font-size-complex="40pt" style:font-weight-complex="bold"/>
    </style:style>
    <style:style style:name="T1" style:family="text">
      <style:text-properties officeooo:rsid="065707e4"/>
    </style:style>
    <style:style style:name="T2" style:family="text">
      <style:text-properties officeooo:rsid="0673d22b"/>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Node-RED flow to broker</text:h>
      <text:p text:style-name="P40">How exactly will devices be simulated, how can horizontal scaling be achieved using Node-</text:p>
      <text:p text:style-name="P40">Red?</text:p>
      <text:p text:style-name="P40">What limitations are there to using Node-RED for testing scalability?</text:p>
      <text:h text:style-name="Heading_20_2" text:outline-level="2">Discussion on mqtt topics and brokers</text:h>
      <text:p text:style-name="P40">How is load balancing implemented?</text:p>
      <text:p text:style-name="P40">How do you handle failure?</text:p>
      <text:p text:style-name="P40">Is there a single point of failure?</text:p>
      <text:h text:style-name="Heading_20_2" text:outline-level="2">Discussion on broker to Redis</text:h>
      <text:p text:style-name="P40">How will you separate car devices from mobile devices?</text:p>
      <text:p text:style-name="P40">How can the broker facilitate scaling?</text:p>
      <text:p text:style-name="P40">Are all MQTT clients notified/subscribed to the same topic?</text:p>
      <text:p text:style-name="P40">What caching issues/weaknesses are there with Redis?</text:p>
      <text:p text:style-name="P40">How many topics will there be?</text:p>
      <text:h text:style-name="Heading_20_2" text:outline-level="2">Discussion on consumer services of Redis</text:h>
      <text:p text:style-name="P40">Kafka subscribers/ and or Openwhisk triggers to transform/decompress the data.</text:p>
      <text:p text:style-name="P40">Where do the consumer services sit in with this architecture? Is it serverless?</text:p>
      <text:p text:style-name="P40">Will you notify mobile clients from here of change in number of cars/mobile devices on</text:p>
      <text:p text:style-name="P40">campus?</text:p>
      <text:h text:style-name="Heading_20_2" text:outline-level="2">Discussion on storing in Cloudant</text:h>
      <text:p text:style-name="P40">Will there be separate databases for the cars and mobile devices?</text:p>
      <text:p text:style-name="P40">How long will they be stored for?</text:p>
      <text:p text:style-name="P40">How much will it cost for storage? Under increased load?</text:p>
      <text:p text:style-name="P40"><text:soft-page-break/>Will you notify mobile clients every time there is a change in the database?</text:p>
      <text:h text:style-name="P55" text:outline-level="1">Planning</text:h>
      <text:h text:style-name="P16" text:outline-level="1"/>
      <text:h text:style-name="P12" text:outline-level="1">designing</text:h>
      <text:h text:style-name="P55" text:outline-level="1">implementation</text:h>
      <text:h text:style-name="P55" text:outline-level="1">testing</text:h>
      <text:h text:style-name="P55" text:outline-level="1">deployment processes</text:h>
      <text:h text:style-name="P11" text:outline-level="1">X Bluemix and Cloud foundry</text:h>
      <text:h text:style-name="P37" text:outline-level="2">Image registry</text:h>
      <text:p text:style-name="P25"/>
      <text:p text:style-name="P25"/>
      <text:p text:style-name="P6"/>
      <text:h text:style-name="P13" text:outline-level="2"><text:bookmark text:name="how-garden-runc-creates-containers"/>How Garden-runC Creates Containers</text:h>
      <text:p text:style-name="Text_20_body">Diego currently uses Garden-runC to construct Linux containers.</text:p>
      <text:p text:style-name="Text_20_body">Both Docker and Garden-runC use libraries from the <text:a xlink:type="simple" xlink:href="https://www.opencontainers.org/" text:style-name="Internet_20_link" text:visited-style-name="Visited_20_Internet_20_Link">Open Container Initiative (OCI)</text:a> to build Linux containers. After creation, these containers use name space isolation, or <text:span text:style-name="Emphasis">namespaces</text:span>, and control groups, or <text:span text:style-name="Emphasis">cgroups</text:span>, to isolate processes in containers and limit resource usage. These are common kernel resource isolation features used by all Linux containers.</text:p>
      <text:p text:style-name="Text_20_body">Before Garden-runC creates a Linux container, it creates a file system that is mounted as the root file system of the container. Garden-runC supports mounting Docker images as the root file systems for the containers it creates.</text:p>
      <text:p text:style-name="Text_20_body">When creating a container, both Docker and Garden-runC perform the following actions:</text:p>
      <text:list xml:id="list5821043172484100346" text:style-name="L1">
        <text:list-item>
          <text:p text:style-name="P47">Fetch and cache the individual layers associated with a Docker image </text:p>
        </text:list-item>
        <text:list-item>
          <text:p text:style-name="P45">Combine and mount the layers as the root file system </text:p>
        </text:list-item>
      </text:list>
      <text:p text:style-name="Text_20_body">These actions produce a container whose contents exactly match the contents of the associated Docker image.</text:p>
      <text:p text:style-name="Text_20_body">Earlier versions of Diego used Garden-Linux. For more information, see the <text:a xlink:type="simple" xlink:href="https://docs.cloudfoundry.org/concepts/architecture/garden.html" text:style-name="Internet_20_link" text:visited-style-name="Visited_20_Internet_20_Link">Garden</text:a> topic.</text:p>
      <text:h text:style-name="P38" text:outline-level="2"><text:bookmark text:name="run-monitor"/><text:bookmark text:name="how-diego-runs-and-monitors-processes"/>How Diego Runs and Monitors Processes</text:h>
      <text:p text:style-name="Text_20_body">After Garden-runC creates a container, Diego runs and monitors the processes inside of it.</text:p>
      <text:p text:style-name="Text_20_body">To determine which processes to run, the <text:a xlink:type="simple" xlink:href="https://docs.cloudfoundry.org/concepts/architecture/cloud-controller.html" text:style-name="Internet_20_link" text:visited-style-name="Visited_20_Internet_20_Link">Cloud Controller</text:a> fetches and stores the metadata associated with the Docker image. The Cloud Controller uses this metadata to perform the following actions:</text:p>
      <text:list xml:id="list8846164968199690140" text:style-name="L2">
        <text:list-item>
          <text:p text:style-name="P48">Runs the start command as the user specified in the Docker image </text:p>
        </text:list-item>
        <text:list-item>
          <text:p text:style-name="P46">Instructs Diego and the <text:a xlink:type="simple" xlink:href="https://docs.cloudfoundry.org/concepts/architecture/router.html" text:style-name="Internet_20_link" text:visited-style-name="Visited_20_Internet_20_Link">Gorouter</text:a> to route traffic to the lowest-numbered port exposed in the Docker image </text:p>
        </text:list-item>
      </text:list>
      <text:p text:style-name="Text_20_body"><text:span text:style-name="Strong_20_Emphasis">Note</text:span>: When launching an application on Diego, the Cloud Controller honors any user-specified overrides such as a custom start command or custom environment variables.</text:p>
      <text:h text:style-name="P38" text:outline-level="2"><text:bookmark text:name="multi-tenant"/><text:bookmark text:name="docker-security-concerns-in-a-multi-tenant-environment"/>Docker Security Concerns in a Multi-Tenant Environment</text:h>
      <text:p text:style-name="Text_20_body">The attack surface area for a Docker-based container running on Diego remains somewhat higher than that of a buildpack application because Docker allows users to fully specify the contents of their root file systems. A buildpack application runs on a trusted root filesystem.</text:p>
      <text:p text:style-name="Text_20_body">Garden-runC provides features that allow the platform to run Docker images more securely in a multi-tenant context. In particular, Cloud Foundry uses the <text:span text:style-name="Source_20_Text">user-namespacing</text:span> feature found on <text:soft-page-break/>modern Linux kernels to ensure that users cannot gain escalated privileges on the host even if they escalate privileges within a container.</text:p>
      <text:p text:style-name="Text_20_body">The Cloud Controller always runs Docker containers on Diego with user namespaces enabled. This security restriction prevents certain features, such as the ability to mount FuseFS devices, from working in Docker containers. Docker applications can use fuse mounts through <text:a xlink:type="simple" xlink:href="https://docs.cloudfoundry.org/devguide/deploy-apps/push-docker.html#volume" text:style-name="Internet_20_link" text:visited-style-name="Visited_20_Internet_20_Link">volume services</text:a>, but they cannot directly mount fuse devices from within the container.</text:p>
      <text:p text:style-name="Text_20_body">To mitigate security concerns, Cloud Foundry recommends that you run only trusted Docker containers on the platform. By default, the Cloud Controller does not allow Docker-based applications to run on the platform.</text:p>
      <text:p text:style-name="P5"><text:a xlink:type="simple" xlink:href="https://docs.cloudfoundry.org/adminguide/docker.html" text:style-name="Internet_20_link" text:visited-style-name="Visited_20_Internet_20_Link">https://docs.cloudfoundry.org/adminguide/docker.html</text:a></text:p>
      <text:p text:style-name="P5"/>
      <text:p text:style-name="P5"/>
      <text:h text:style-name="P33" text:outline-level="2">Commands</text:h>
      <text:p text:style-name="P22"/>
      <text:h text:style-name="P34" text:outline-level="2">Namespaces and Regions</text:h>
      <text:p text:style-name="P23"/>
      <text:h text:style-name="P35" text:outline-level="2">Mention Node-RED Cloud foundry application</text:h>
      <text:h text:style-name="P10" text:outline-level="1">X Dockerfiles</text:h>
      <text:h text:style-name="P29" text:outline-level="2">Mosca Dockerfile</text:h>
      <text:p text:style-name="P20"/>
      <text:h text:style-name="P29" text:outline-level="2">HAProxy Dockerfile</text:h>
      <text:p text:style-name="P20"/>
      <text:h text:style-name="P29" text:outline-level="2">InfluxDB Dockerfile</text:h>
      <text:p text:style-name="P20"/>
      <text:h text:style-name="P29" text:outline-level="2">Redis Dockerfile</text:h>
      <text:p text:style-name="P20"/>
      <text:h text:style-name="Heading_20_2" text:outline-level="2"/>
      <text:h text:style-name="P8" text:outline-level="1">X Docker-compose</text:h>
      <text:h text:style-name="P30" text:outline-level="2">The file</text:h>
      <text:p text:style-name="P21"/>
      <text:h text:style-name="P31" text:outline-level="2">Explanation</text:h>
      <text:h text:style-name="P30" text:outline-level="2"/>
      <text:h text:style-name="P30" text:outline-level="2">Diagram</text:h>
      <text:p text:style-name="P21"/>
      <text:h text:style-name="P15" text:outline-level="1"/>
      <text:h text:style-name="P15" text:outline-level="1"/>
      <text:h text:style-name="P15" text:outline-level="1"/>
      <text:h text:style-name="P9" text:outline-level="1"><text:span text:style-name="T1">X</text:span> Jenkins</text:h>
      <text:h text:style-name="P32" text:outline-level="2">Jenkins master setup</text:h>
      <text:p text:style-name="P41"/>
      <text:h text:style-name="Heading_20_2" text:outline-level="2">Jenkins 2.0</text:h>
      <text:h text:style-name="P26" text:outline-level="2"/>
      <text:h text:style-name="P52" text:outline-level="2">Gitlab <text:span text:style-name="T2">CI</text:span></text:h>
      <text:h text:style-name="P26" text:outline-level="2">Jenkinsfile</text:h>
      <text:p text:style-name="P18"/>
      <text:p text:style-name="P18"/>
      <text:h text:style-name="P36" text:outline-level="2">Dev stage</text:h>
      <text:p text:style-name="P24"/>
      <text:h text:style-name="P36" text:outline-level="2">Staging staging</text:h>
      <text:p text:style-name="P24"/>
      <text:h text:style-name="P36" text:outline-level="2">Production stage</text:h>
      <text:h text:style-name="P49" text:outline-level="2">X-axis scaling</text:h>
      <text:p text:style-name="Standard">X-axis scaling consists of running multiple copies of an application behind a load balancer.</text:p>
      <text:p text:style-name="Standard">If there are N copies then each copy handles 1/N of the load. This is a simple, commonly</text:p>
      <text:p text:style-name="Standard">used approach of scaling an application.</text:p>
      <text:p text:style-name="Standard">One drawback of this approach is that because each copy potentially accesses all of the</text:p>
      <text:p text:style-name="Standard">data, caches require more memory to be effective. Another problem with this approach is</text:p>
      <text:p text:style-name="Standard">that it does not tackle the problems of increasing development and application complexity.</text:p>
      <text:h text:style-name="Heading_20_2" text:outline-level="2">Y-axis scaling</text:h>
      <text:p text:style-name="Standard">Unlike X-axis and Z-axis, which consist of running multiple, identical copies of the</text:p>
      <text:p text:style-name="Standard">application, Y-axis axis scaling splits the application into multiple, different services. Each</text:p>
      <text:p text:style-name="Standard">service is responsible for one or more closely related functions. There are a couple of</text:p>
      <text:p text:style-name="Standard">different ways of decomposing the application into services. One approach is to use verb-</text:p>
      <text:p text:style-name="Standard">based decomposition and define services that implement a single use case such as</text:p>
      <text:p text:style-name="Standard">checkout. The other option is to decompose the application by noun and create services</text:p>
      <text:p text:style-name="Standard">responsible for all operations related to a particular entity such as customer management.</text:p>
      <text:p text:style-name="Standard">An application might use a combination of verb-based and noun-based decomposition.</text:p>
      <text:h text:style-name="Heading_20_2" text:outline-level="2">Z-axis scaling</text:h>
      <text:p text:style-name="Standard">When using Z-axis scaling each server runs an identical copy of the code. In this respect,</text:p>
      <text:p text:style-name="Standard">it’s similar to X-axis scaling. The big difference is that each server is responsible for only a</text:p>
      <text:p text:style-name="Standard">subset of the data. Some component of the system is responsible for routing each request</text:p>
      <text:p text:style-name="Standard">to the appropriate server. One commonly used routing criteria is an attribute of the</text:p>
      <text:p text:style-name="Standard">request such as the primary key of the entity being accessed. Another common routing</text:p>
      <text:p text:style-name="Standard">criteria is the customer type. For example, an application might provide paying customers</text:p>
      <text:p text:style-name="Standard"><text:soft-page-break/>with a higher SLA than free customers by routing their requests to a different set of</text:p>
      <text:p text:style-name="Standard">servers with more capacity.</text:p>
      <text:p text:style-name="Standard"/>
      <text:p text:style-name="P39"><text:a xlink:type="simple" xlink:href="http://microservices.io/articles/scalecube.html" text:style-name="Internet_20_link" text:visited-style-name="Visited_20_Internet_20_Link">http://microservices.io/articles/scalecube.html</text:a></text:p>
      <text:p text:style-name="P39"/>
      <text:h text:style-name="P56" text:outline-level="1">HAProxy</text:h>
      <text:p text:style-name="P43"/>
      <text:p text:style-name="P43"/>
      <text:p text:style-name="P43"/>
      <text:h text:style-name="P57" text:outline-level="1">Mosca</text:h>
      <text:h text:style-name="P53" text:outline-level="1">X OpenWhisk</text:h>
      <text:h text:style-name="P27" text:outline-level="2">Action 1</text:h>
      <text:p text:style-name="P18"/>
      <text:p text:style-name="P3"><text:s/></text:p>
      <text:p text:style-name="P17"/>
      <text:p text:style-name="P58"/>
      <text:h text:style-name="P7" text:outline-level="1">X Node-RED</text:h>
      <text:h text:style-name="P28" text:outline-level="2">Flow 1</text:h>
      <text:p text:style-name="P19"/>
      <text:h text:style-name="P28" text:outline-level="2">Flow 2</text:h>
      <text:p text:style-name="P19"/>
      <text:p text:style-name="P19"/>
      <text:p text:style-name="P44"/>
      <text:p text:style-name="P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index-body>
      </text:table-of-content>
      <text:h text:style-name="P1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Bitstream Charter" svg:font-family="'Bitstream Charte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51cm" fo:margin-right="0cm" fo:margin-top="0cm" fo:margin-bottom="0.349cm" loext:contextual-spacing="false" fo:line-height="150%" fo:text-align="start" style:justify-single-word="false" fo:orphans="2" fo:widows="2" fo:text-indent="0cm" style:auto-text-indent="false" style:writing-mode="lr-tb">
        <style:tab-stops/>
      </style:paragraph-properties>
      <style:text-properties fo:color="#00000a" style:font-name="Liberation Serif" fo:font-family="'Liberation Serif'" style:font-style-name="Regular" style:font-family-generic="roman" style:font-pitch="variable" fo:font-size="12pt" fo:language="en" fo:country="US" officeooo:rsid="038977f5"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499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6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officeooo:rsid="04012b89"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text-properties fo:color="#000000"/>
    </style:style>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rawing" style:family="paragraph" style:parent-style-name="Caption" style:class="extra"/>
    <style:style style:name="Illustration_20_Index_20_1" style:display-name="Illustration Index 1" style:family="paragraph" style:parent-style-name="Index" style:class="index"/>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MP2" style:family="paragraph" style:parent-style-name="Footer">
      <style:paragraph-properties fo:margin-left="0cm" fo:margin-right="0cm" fo:text-indent="0cm" style:auto-text-indent="false"/>
    </style:style>
    <style:page-layout style:name="Mpm1">
      <style:page-layout-properties fo:page-width="21.59cm" fo:page-height="27.94cm" style:num-format="1" style:print-orientation="portrait" fo:margin-top="0.64cm" fo:margin-bottom="0.64cm" fo:margin-left="1.251cm" fo:margin-right="2.54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469cm" fo:margin-right="0.002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ext:p>
      </style:header>
      <style:footer>
        <text:p text:style-name="MP2"><text:page-number text:select-page="current">2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7-08-18T05:32:07.392526631</dc:date>
    <meta:editing-cycles>1438</meta:editing-cycles>
    <meta:editing-duration>P5DT22H7M56S</meta:editing-duration>
    <meta:generator>LibreOffice/5.1.6.2$Linux_X86_64 LibreOffice_project/10m0$Build-2</meta:generator>
    <meta:document-statistic meta:table-count="0" meta:image-count="0" meta:object-count="0" meta:page-count="20" meta:paragraph-count="109" meta:word-count="1011" meta:character-count="6561" meta:non-whitespace-character-count="563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